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right" draw:textarea-vertical-align="top" draw:auto-grow-height="false"/>
    </style:style>
    <style:style style:name="gr2" style:family="graphic" style:parent-style-name="standard">
      <style:graphic-properties draw:stroke="solid" svg:stroke-color="#000000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fill-color="#e6e6e6" draw:textarea-horizontal-align="right" draw:textarea-vertical-align="top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gr6" style:family="graphic" style:parent-style-name="standard">
      <style:graphic-properties draw:stroke="solid" svg:stroke-color="#000000" draw:fill-color="#b3b3b3" draw:fill-image-width="0cm" draw:fill-image-height="0cm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098cm" svg:height="17.399cm" svg:x="2.016cm" svg:y="1.889cm">
          <text:p text:style-name="P1">OSGi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.096cm" svg:height="4.064cm" svg:x="2.016cm" svg:y="3.286cm">
          <text:p text:style-name="P1">Jett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524cm" svg:x="1.254cm" svg:y="4.683cm">
          <text:p text:style-name="P1"><text:span text:style-name="T1">80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747cm" svg:height="4.318cm" svg:x="15.097cm" svg:y="3.163cm">
          <text:p text:style-name="P1">Bundle A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048cm" svg:height="2.032cm" svg:x="15.478cm" svg:y="4.302cm">
          <text:p text:style-name="P1">Servlet A</text:p>
          <draw:enhanced-geometry svg:viewBox="0 0 21600 21600" draw:type="rectangle" draw:enhanced-path="M 0 0 L 21600 0 21600 21600 0 21600 0 0 Z N"/>
        </draw:custom-shape>
        <draw:frame draw:style-name="gr5" draw:layer="layout" svg:width="7.366cm" svg:height="1.393cm" svg:x="15.224cm" svg:y="6.465cm">
          <draw:text-box>
            <text:p>Context Path: /a</text:p>
          </draw:text-box>
        </draw:frame>
        <draw:custom-shape draw:style-name="gr4" draw:text-style-name="P1" draw:layer="layout" svg:width="7.747cm" svg:height="7.112cm" svg:x="2.778cm" svg:y="11.033cm">
          <text:p text:style-name="P1">Bundle B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3.683cm" svg:height="1.905cm" svg:x="3.159cm" svg:y="13.954cm">
          <text:p text:style-name="P1">Dispatcher</text:p>
          <text:p text:style-name="P1">Servlet</text:p>
          <draw:enhanced-geometry svg:viewBox="0 0 21600 21600" draw:type="rectangle" draw:enhanced-path="M 0 0 L 21600 0 21600 21600 0 21600 0 0 Z N"/>
        </draw:custom-shape>
        <draw:frame draw:style-name="gr5" draw:layer="layout" svg:width="7.366cm" svg:height="1.393cm" svg:x="2.778cm" svg:y="17.129cm">
          <draw:text-box>
            <text:p>Context Path: /</text:p>
          </draw:text-box>
        </draw:frame>
        <draw:custom-shape draw:style-name="gr4" draw:text-style-name="P1" draw:layer="layout" svg:width="6.35cm" svg:height="5.461cm" svg:x="15.097cm" svg:y="8.747cm">
          <text:p text:style-name="P1">Bundle C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683cm" svg:height="1.905cm" svg:x="3.159cm" svg:y="12.049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191cm" svg:height="2.032cm" svg:x="16.875cm" svg:y="9.763cm">
          <text:p text:style-name="P1">Controller</text:p>
          <text:p text:style-name="P1">Path: /c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91cm" svg:height="1.524cm" svg:x="16.875cm" svg:y="12.43cm">
          <text:p text:style-name="P1">JSP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77cm" svg:height="3.429cm" svg:x="15.097cm" svg:y="15.224cm">
          <text:p text:style-name="P1">Bundle D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191cm" svg:height="2.032cm" svg:x="16.494cm" svg:y="16.367cm">
          <text:p text:style-name="P1">Intercepto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16.875cm" svg:y1="10.779cm" svg:x2="6.842cm" svg:y2="14.906cm" draw:start-shape="id1" draw:start-glue-point="3" draw:end-shape="id2" draw:end-glue-point="1" svg:d="M16875 10779h-502l-9031 4127h-500" svg:viewBox="0 0 10034 4128">
          <text:p/>
        </draw:connector>
        <draw:connector draw:style-name="gr7" draw:text-style-name="P1" draw:layer="layout" draw:type="lines" svg:x1="16.494cm" svg:y1="17.383cm" svg:x2="6.842cm" svg:y2="14.906cm" draw:start-shape="id3" draw:start-glue-point="3" draw:end-shape="id2" svg:d="M16494 17383h-502l-8650-2477h-500" svg:viewBox="0 0 9653 2478">
          <text:p/>
        </draw:connector>
        <draw:connector draw:style-name="gr7" draw:text-style-name="P1" draw:layer="layout" draw:type="lines" svg:x1="5cm" svg:y1="12.049cm" svg:x2="5.064cm" svg:y2="7.35cm" draw:start-shape="id4" draw:start-glue-point="0" draw:end-shape="id5" draw:end-glue-point="2" svg:d="M5000 12049v-502l64-3696v-501" svg:viewBox="0 0 65 4700">
          <text:p/>
        </draw:connector>
        <draw:connector draw:style-name="gr7" draw:text-style-name="P1" draw:layer="layout" draw:type="lines" svg:x1="15.478cm" svg:y1="5.318cm" svg:x2="8.112cm" svg:y2="5.318cm" draw:start-shape="id6" draw:start-glue-point="3" draw:end-shape="id5" draw:end-glue-point="1" svg:d="M15478 5318h-501-6364-501" svg:viewBox="0 0 736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s Reimann</meta:initial-creator>
    <meta:creation-date>2015-02-27T15:43:26.094668888</meta:creation-date>
    <dc:date>2015-02-27T16:00:49.715676097</dc:date>
    <dc:creator>Jens Reimann</dc:creator>
    <meta:editing-duration>PT10M5S</meta:editing-duration>
    <meta:editing-cycles>3</meta:editing-cycles>
    <meta:generator>LibreOffice/4.2.7.2$Linux_X86_64 LibreOffice_project/420m0$Build-2</meta:generator>
    <meta:document-statistic meta:object-count="19"/>
  </office:meta>
</office:document-meta>
</file>